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3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5" office:value-type="string">
            <text:p>Implemented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>
            <text:p>WebGLContextAttributes getContextAttribute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olean isContextLost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OMString[] getSupportedExtensions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bject getExtension(DOMString name);</text:p>
          </table:table-cell>
          <table:table-cell office:value-type="float" office:value="1">
            <text:p>1</text:p>
          </table:table-cell>
          <table:table-cell office:value-type="string">
            <text:p>WEBGL_ extensions not suppor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void activeTexture(GLenum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at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AttribLocation(WebGLProgram program, GLuint index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Buffer(GLenum target, 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Framebuffer(GLenum target, 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Renderbuffer(GLenum target, 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Texture(GLenum target, 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Separate(GLenum modeRGB, GLenum mode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Func(GLenum sfactor, GLenum dfacto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lendFuncSeparate(GLenum srcRGB, GLenum dstRGB, GLenum srcAlpha, GLenum dst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Data(GLenum target, GLsizeiptr size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View data, GLenum usag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Data(GLenum target, ArrayBuffer data, GLenum usag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SubData(GLenum target, GLintptr offset, ArrayBufferView dat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SubData(GLenum target, GLintptr offset, ArrayBuffer dat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enum checkFramebufferStatus(GLenum targ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(GLbitfield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Depth(GLclampf dep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Stencil(GLint 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olorMask(GLboolean red, GLboolean green, GLboolean blue, GLboolean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ompil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Image2D(GLenum target, GLint level, GLenum internalformat, GLint x, GLint y, GLsizei width, GLsizei height, GLint bor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SubImage2D(GLenum target, GLint level, GLint xoffset, GLint yoffset, 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Buffer creat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Framebuffer createFram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Program createProgram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Renderbuffer createRender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Shader createShader(GLenum typ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Texture createTexture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ullFace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Buffer(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Framebuffer(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Renderbuffer(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leteTexture(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Func(GLenum func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Mask(GLboolean flag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Range(GLclampf zNear, GLclampf zFa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is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is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Arrays(GLenum mode, GLint first, GLsizei coun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Elements(GLenum mode, GLsizei count, GLenum typ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ini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lu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amebufferRenderbuffer(GLenum target, GLenum attachment, GLenum renderbuffertarget, 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amebufferTexture2D(GLenum target, GLenum attachment, GLenum textarget, WebGLTexture texture, GLint level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rontFace(GLenum mod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generateMipmap(GLenum targ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ActiveInfo getActiveAttrib(WebGLProgram program, 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ActiveInfo getActiveUniform(WebGLProgram program, 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Shader[ ] getAttachedShaders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int getAttrib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Parameter(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BufferParameter(GLenum target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enum getErro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y getFramebufferAttachmentParameter(GLenum target, GLenum attachment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ProgramParameter(WebGLProgram program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ProgramInfoLog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RenderbufferParameter(GLenum target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ShaderParameter(WebGLShader shader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InfoLog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Source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TexParameter(GLenum target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Uniform(WebGLProgram program, WebGLUniformLocation location);</text:p>
          </table:table-cell>
          <table:table-cell/>
          <table:table-cell office:value-type="string">
            <text:p>TOD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ebGLUniformLocation getUniform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VertexAttrib(GLuint index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sizeiptr getVertexAttribOffset(GLuint index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hint(GLenum target, 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Buffer(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Enabled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Framebuffer(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Renderbuffer(WebGLRenderbuffer render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boolean isTexture(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lineWidth(GLfloat wid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link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ixelStorei(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olygonOffset(GLfloat factor, GLfloat unit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readPixels(GLint x, GLint y, GLsizei width, GLsizei height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renderbufferStorage(GLenum target, GLenum internalformat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ampleCoverage(GLclampf value, GLboolean inver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cissor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haderSource(WebGLShader shader, DOMString sourc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(GLenum func, GLint ref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Separate(GLenum face, GLenum func, GLint ref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Mask(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MaskSeparate(GLenum face, GLuint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Op(GLenum fail, GLenum zfail, GLenum zpas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stencilOpSeparate(GLenum face, GLenum fail, GLenum zfail, GLenum zpas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void texImage2D(GLenum target, GLint level, GLenum internalformat, GLsizei width, GLsizei height, GLint border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ImageData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HTMLImageElement image) raises (DOMException);</text:p>
          </table:table-cell>
          <table:table-cell/>
          <table:table-cell office:value-type="string">
            <text:p>not supporte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oid texImage2D(GLenum target, GLint level, GLenum internalformat, GLenum format, GLenum type, HTMLCanvasElement canvas) raises (DOMException);</text:p>
          </table:table-cell>
          <table:table-cell/>
          <table:table-cell office:value-type="string">
            <text:p>not supporte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oid texImage2D(GLenum target, GLint level, GLenum internalformat, GLenum format, GLenum type, HTMLVideoElement video) raises (DOMException);</text:p>
          </table:table-cell>
          <table:table-cell/>
          <table:table-cell office:value-type="string">
            <text:p>not suppor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void texParameterf(GLenum target, GLenum pname, GLfloa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texParameteri(GLenum target, 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void texSubImage2D(GLenum target, GLint level, GLint xoffset, GLint yoffset, GLsizei width, GLsizei height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ImageData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ImageElement image) raises (DOMException);</text:p>
          </table:table-cell>
          <table:table-cell/>
          <table:table-cell office:value-type="string">
            <text:p>not supporte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CanvasElement canvas) raises (DOMException);</text:p>
          </table:table-cell>
          <table:table-cell/>
          <table:table-cell office:value-type="string">
            <text:p>not supporte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VideoElement video) raises (DOMException);</text:p>
          </table:table-cell>
          <table:table-cell/>
          <table:table-cell office:value-type="string">
            <text:p>not support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void uniform1f(WebGLUniformLocation location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(WebGLUniformLocation location, GLin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(WebGLUniformLocation location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(WebGLUniformLocation location, GLint x, GLin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(WebGLUniformLocation location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(WebGLUniformLocation location, GLint x, GLint y, GLin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f(WebGLUniformLocation location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i(WebGLUniformLocation location, GLint x, GLint y, GLint z, GLin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<text:s/>FloatArray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FloatArray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FloatArray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s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alidat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(GLuint indx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1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(GLuint indx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2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(GLuint indx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3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(GLuint indx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v(GLuint indx, FloatArray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ertexAttrib4fv(GLuint indx, sequence&lt;float&gt; value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vertexAttribPointer(GLuint indx, GLint size, GLenum type, GLboolean normalized, GLsizei strid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iewport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table:formula="of:=COUNTA([.A2:.A160])" office:value-type="float" office:value="159">
            <text:p>159</text:p>
          </table:table-cell>
          <table:table-cell table:style-name="ce6" table:formula="of:=SUM([.B2:.B160])" office:value-type="float" office:value="147">
            <text:p>147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SUM([.B2:.B160])/COUNTA([.A2:.A160])" office:value-type="percentage" office:value="0.924528301886793">
            <text:p>92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xtra methods (DOM...)</text:p>
          </table:table-cell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office:value-type="string">
            <text:p>½</text:p>
          </table:table-cell>
          <table:table-cell office:value-type="string">
            <text:p>missing correct events usage</text:p>
          </table:table-cell>
          <table:table-cell table:number-columns-repeated="1021"/>
        </table:table-row>
        <table:table-row table:style-name="ro1">
          <table:table-cell office:value-type="string">
            <text:p>Mouse events</text:p>
          </table:table-cell>
          <table:table-cell table:number-columns-repeated="1023"/>
        </table:table-row>
        <table:table-row table:style-name="ro1">
          <table:table-cell office:value-type="string">
            <text:p>Keyboard events</text:p>
          </table:table-cell>
          <table:table-cell table:number-columns-repeated="1023"/>
        </table:table-row>
        <table:table-row table:style-name="ro1">
          <table:table-cell office:value-type="string">
            <text:p>Document / canvas objects</text:p>
          </table:table-cell>
          <table:table-cell table:number-columns-repeated="1023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12/27/2011</text:date>, <text:time>16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Bourges-Sevenier</meta:initial-creator>
    <meta:creation-date>2011-12-14T11:55:29</meta:creation-date>
    <dc:date>2011-12-27T16:47:59</dc:date>
    <dc:creator>Mikael Bourges-Sevenier</dc:creator>
    <meta:editing-duration>PT15H2M57S</meta:editing-duration>
    <meta:editing-cycles>11</meta:editing-cycles>
    <meta:generator>LibreOffice/3.4$Unix LibreOffice_project/340m1$Build-402</meta:generator>
    <meta:document-statistic meta:table-count="1" meta:cell-count="326" meta:object-count="0"/>
  </office:meta>
</office:document-meta>
</file>